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9.7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40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6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Es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Símbolo de T</text:p>
          </table:table-cell>
          <table:table-cell table:style-name="ce1" office:value-type="string" calcext:value-type="string">
            <text:p>Descripción de ST</text:p>
          </table:table-cell>
          <table:table-cell table:style-name="ce1" office:value-type="string" calcext:value-type="string">
            <text:p>Estado de T</text:p>
          </table:table-cell>
          <table:table-cell table:style-name="ce1" office:value-type="string" calcext:value-type="string">
            <text:p>Símbolo de T</text:p>
          </table:table-cell>
          <table:table-cell table:style-name="ce1" office:value-type="string" calcext:value-type="string">
            <text:p>Descripción de ST</text:p>
          </table:table-cell>
          <table:table-cell table:style-name="ce1" office:value-type="string" calcext:value-type="string">
            <text:p>Estado de 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Este estado solo se llega cuando recien enciende el ESP32</text:p>
            <text:p>Realiza comprobaciones y limpia las variables para trabajar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Cuando el ESP32 termina </text:p>
            <text:p>Sus comprobaciones </text:p>
            <text:p>Genera el símbolo “Listo”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uscando</text:p>
          </table:table-cell>
          <table:table-cell office:value-type="string" calcext:value-type="string">
            <text:p>Este estado coloca el inalambrico en modo “Station”</text:p>
            <text:p>va a buscar una SSID a la cual conectarse, que se haya</text:p>
            <text:p>registrado previamente, al mismo tiempo almacena las redes</text:p>
            <text:p>Cercanas</text:p>
          </table:table-cell>
          <table:table-cell office:value-type="string" calcext:value-type="string">
            <text:p>Conectado</text:p>
          </table:table-cell>
          <table:table-cell office:value-type="string" calcext:value-type="string">
            <text:p>Cuando el ESP32 logra </text:p>
            <text:p>conectarse a una red registrada</text:p>
            <text:p>Genera el símbolo “Conectado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ectado</text:p>
          </table:table-cell>
          <table:table-cell office:value-type="string" calcext:value-type="string">
            <text:p>Cuando el ESP32 no logra</text:p>
            <text:p>conectarse a una red registrada</text:p>
            <text:p>Genera el símbolo “No Conectado"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nclado</text:p>
          </table:table-cell>
          <table:table-cell office:value-type="string" calcext:value-type="string">
            <text:p>Este estado el ESP32 envia la lista de las redes cercanas, </text:p>
            <text:p>a un servidor especifico, por medio de una webAPI.</text:p>
            <text:p>Realizar peticiones get a dicho servidor o a un secundario</text:p>
          </table:table-cell>
          <table:table-cell office:value-type="string" calcext:value-type="string">
            <text:p>Conectado</text:p>
          </table:table-cell>
          <table:table-cell office:value-type="string" calcext:value-type="string">
            <text:p>Cuando el ESP32 logra mantener</text:p>
            <text:p>contacto al servidor o a su </text:p>
            <text:p>Secundario</text:p>
            <text:p>Genera el símbolo “Conectado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exión Perdida</text:p>
          </table:table-cell>
          <table:table-cell office:value-type="string" calcext:value-type="string">
            <text:p>Cuando el ESP32 no logra mantener</text:p>
            <text:p>contacto al servidor o a su </text:p>
            <text:p>Secundario</text:p>
            <text:p>Genera el símbolo “Conexión Perdida"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Este estado el ESP32 cambia a modo AP</text:p>
            <text:p>con el objeto de ser visible para otros dispositvos</text:p>
            <text:p>por un corto tiemp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Cuando el ESP32 espera una cantidad</text:p>
            <text:p>de tiempo predeterminado </text:p>
            <text:p>Genera el Símbolo “Tiempo"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7:17:14.284203164</meta:creation-date>
    <meta:generator>LibreOffice/7.3.4.2$Linux_X86_64 LibreOffice_project/30$Build-2</meta:generator>
    <dc:date>2022-07-01T18:31:40.002768114</dc:date>
    <meta:editing-duration>PT55M50S</meta:editing-duration>
    <meta:editing-cycles>5</meta:editing-cycles>
    <meta:document-statistic meta:table-count="1" meta:cell-count="39" meta:object-count="0"/>
  </office:meta>
</office:document-meta>
</file>